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32cm" fo:margin-left="0cm" fo:margin-right="-0.032cm" table:align="margins"/>
    </style:style>
    <style:style style:name="Tableau1.A" style:family="table-column">
      <style:table-column-properties style:column-width="2.833cm" style:rel-column-width="10899*"/>
    </style:style>
    <style:style style:name="Tableau1.C" style:family="table-column">
      <style:table-column-properties style:column-width="2.835cm" style:rel-column-width="10906*"/>
    </style:style>
    <style:style style:name="Tableau1.F" style:family="table-column">
      <style:table-column-properties style:column-width="2.868cm" style:rel-column-width="1103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left="0.002cm solid #000000" fo:border-right="none" fo:border-top="0.002cm solid #000000" fo:border-bottom="0.002cm solid #000000"/>
    </style:style>
    <style:style style:name="Tableau1.F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F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No_20_Spacing">
      <style:text-properties style:font-name="Cambria" fo:font-size="18pt" style:font-size-asian="18pt" style:font-size-complex="18pt"/>
    </style:style>
    <style:style style:name="P9" style:family="paragraph" style:parent-style-name="No_20_Spacing">
      <style:paragraph-properties fo:text-align="center" style:justify-single-word="false"/>
      <style:text-properties style:font-name="Cambria" fo:font-size="18pt" style:font-size-asian="18pt" style:font-size-complex="18pt"/>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style:font-size-asian="12pt" style:font-size-complex="12pt"/>
    </style:style>
    <style:style style:name="P1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thèse du projet d'ISN</text:p>
      <text:p text:style-name="P9">Baccalauréat série S</text:p>
      <text:p text:style-name="P8"/>
      <text:p text:style-name="P8"/>
      <text:p text:style-name="No_20_Spacing">2013 - 2014</text:p>
      <text:p text:style-name="No_20_Spacing">Lycée George Dumézil, Vernon</text:p>
      <text:p text:style-name="P5">Parlange Mickaël TS°4</text:p>
      <text:p text:style-name="P2"/>
      <text:p text:style-name="P4">Présentation du projet :</text:p>
      <text:p text:style-name="P3"/>
      <text:p text:style-name="P5"><text:tab/>Pour le projet d'ISN du Baccalauréat, Valentin Carpentier et moi même, avions comme idée d'élaborer une bataille navale, avec pour but de jouer contre une Intelligence Artificiel (IA). Nous avons choisis ce projet car il nous permettait d'éviter les animations et donc nous éviter de choisir un projet trop compliqué que nous ne pourrions finir à temps, mais il nous permettait aussi d'étudier comment l'utilisateur pouvait intéragir avec l'ordinateur, et comment celui ci comprenait-il ces intéractions. De plus, nous pouvions voir comment une intelligence artificiel pouvait être programmé pour réagir à différentes situations. Nous avons donc d'abord due repérer les différentes parties du programme. Nous avons pue repérer cinq grandes parties: </text:p>
      <text:list xml:id="list5249722730096226600" text:style-name="L1">
        <text:list-item>
          <text:p text:style-name="P13">La partie d'initialisation du plateau de jeu</text:p>
        </text:list-item>
        <text:list-item>
          <text:p text:style-name="P13">Le placement des navires par l'IA </text:p>
        </text:list-item>
        <text:list-item>
          <text:p text:style-name="P13">Le placement des navires par le joueur </text:p>
        </text:list-item>
        <text:list-item>
          <text:p text:style-name="P13">Les tours de jeu de l'IA </text:p>
        </text:list-item>
        <text:list-item>
          <text:p text:style-name="P13">Les tours de jeu du joueur. </text:p>
        </text:list-item>
      </text:list>
      <text:p text:style-name="P5"/>
      <text:p text:style-name="P5"><text:tab/>Pour rendre le jeu un peu plus original, nous avons décidé d'agrandir la taille du plateau de jeu (20*20 cases) et d'augmenter le nombre de navires ainsi que d'en rajouter un de six cases :</text:p>
      <table:table table:name="Tableau1" table:style-name="Tableau1">
        <table:table-column table:style-name="Tableau1.A" table:number-columns-repeated="2"/>
        <table:table-column table:style-name="Tableau1.C"/>
        <table:table-column table:style-name="Tableau1.A" table:number-columns-repeated="2"/>
        <table:table-column table:style-name="Tableau1.F"/>
        <table:table-row>
          <table:table-cell table:style-name="Tableau1.A1" office:value-type="string">
            <text:p text:style-name="P10">Nombre de cases</text:p>
          </table:table-cell>
          <table:table-cell table:style-name="Tableau1.B1" office:value-type="float" office:value="2">
            <text:p text:style-name="P11">2</text:p>
          </table:table-cell>
          <table:table-cell table:style-name="Tableau1.B1" office:value-type="float" office:value="3">
            <text:p text:style-name="P11">3</text:p>
          </table:table-cell>
          <table:table-cell table:style-name="Tableau1.B1" office:value-type="float" office:value="4">
            <text:p text:style-name="P11">4</text:p>
          </table:table-cell>
          <table:table-cell table:style-name="Tableau1.B1" office:value-type="float" office:value="5">
            <text:p text:style-name="P11">5</text:p>
          </table:table-cell>
          <table:table-cell table:style-name="Tableau1.F1" office:value-type="float" office:value="6">
            <text:p text:style-name="P11">6</text:p>
          </table:table-cell>
        </table:table-row>
        <table:table-row>
          <table:table-cell table:style-name="Tableau1.A2" office:value-type="string">
            <text:p text:style-name="P10">Nombre de navires</text:p>
          </table:table-cell>
          <table:table-cell table:style-name="Tableau1.B2" office:value-type="float" office:value="3">
            <text:p text:style-name="P11">3</text:p>
          </table:table-cell>
          <table:table-cell table:style-name="Tableau1.B2" office:value-type="float" office:value="3">
            <text:p text:style-name="P11">3</text:p>
          </table:table-cell>
          <table:table-cell table:style-name="Tableau1.B2" office:value-type="float" office:value="3">
            <text:p text:style-name="P11">3</text:p>
          </table:table-cell>
          <table:table-cell table:style-name="Tableau1.B2" office:value-type="float" office:value="2">
            <text:p text:style-name="P11">2</text:p>
          </table:table-cell>
          <table:table-cell table:style-name="Tableau1.F2" office:value-type="float" office:value="1">
            <text:p text:style-name="P11">1</text:p>
          </table:table-cell>
        </table:table-row>
      </table:table>
      <text:p text:style-name="P5"/>
      <text:p text:style-name="P5"><text:tab/>Nos cours se faisant sur le langage de programmation «Python», nous avons donc utilisé celui ci. Pour nous aider dans ce projet, nous avons utilisé la bibliothèque «Pygame» fourni par Python, pour nous permettre de développer plus aisément des interfaces graphiques pour les jeux vidéos. </text:p>
      <text:p text:style-name="P5"/>
      <text:p text:style-name="P5"><text:tab/>Pour la répartition des partie du programme, nous avons chacun pris une partie avec l'IA et une autre avec le joueur. Je me suis donc occupé du placement des navires de l'IA et du tour du joueur, alors que mon camarade s'occupait du placement des navires du joueur et du tour de l'IA.La partie d'initialisation du plateau de jeu devant être faite avant les autre partie, nous y avons réfléchie à deux pour trouver les meilleurs idées possibles, mais mon camarde c'est occupé de la programmation de celle ci.</text:p>
      <text:p text:style-name="P5"/>
      <text:p text:style-name="P5"><text:tab/>Dans cette synthèse je commencerais pas expliquer succinctement la base du programme, les plateaux de jeux, pour comprendre la suite, car cette partie étant celle de mon camarade. Puis je parlerai de la partie du positionnement des navires par l'IA, pour finir par la partie du tour du joueur.</text:p>
      <text:p text:style-name="P7"/>
      <text:p text:style-name="P7"/>
      <text:p text:style-name="P7"><text:soft-page-break/></text:p>
      <text:p text:style-name="P4">I - La base du programme : les plateaux de jeu</text:p>
      <text:p text:style-name="P6"/>
      <text:p text:style-name="P5"><text:tab/>Pour le plateau de jeu, nous avons rapidement remarqué qu'il devrait être géré case par case, car l'ordinateur ne pouvais comprendre une image où il n'y verrait qu'une suite de pixel. Hors, gérer une case entière était bien compliqué, nous nous somme donc tourné vers l'utilisation d'un pixel attribué à chaque case, mais ce qui nous empêchera d'utiliser la souris pour cliquer sur les cases, et nous obligera donc à écrire les coordonnées dans la boite de commande. Pour les navires, le problème étant le même que pour le plateau de jeu, nous avons ajouté à chacune des cases, en plus de leur coordonnées en pixel, des variables booléennes (0 ou 1) pour savoir si un bateau était présent et si la case avait était touché par un tir. Une fois les cases prêtes, je me suis donc attaqué à la partie des la pose des navires par l'IA.</text:p>
      <text:p text:style-name="P5"/>
      <text:p text:style-name="P4">II – Le positionnement des navires par l'IA</text:p>
      <text:p text:style-name="P5"/>
      <text:p text:style-name="P5"><text:tab/>Pour la placement des navires de l'IA, je me suis directement tourné vers un placement aléatoire. Comme mon camarade avait déjà fait le placement des navires du joueur, je me suis inspiré de ces programmes de modification d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1T20:06:40.49</meta:creation-date>
    <dc:date>2014-06-01T17:26:41.66</dc:date>
    <meta:editing-duration>PT2H53M23S</meta:editing-duration>
    <meta:editing-cycles>6</meta:editing-cycles>
    <meta:generator>OpenOffice/4.1.0$Win32 OpenOffice.org_project/410m18$Build-9764</meta:generator>
    <meta:document-statistic meta:table-count="1" meta:image-count="0" meta:object-count="0" meta:page-count="2" meta:paragraph-count="32" meta:word-count="609" meta:character-count="3523"/>
  </office:meta>
</office:document-meta>
</file>